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6c7" officeooo:paragraph-rsid="001c0923"/>
    </style:style>
    <style:style style:name="P2" style:family="paragraph" style:parent-style-name="Standard">
      <style:text-properties officeooo:rsid="001686c7" officeooo:paragraph-rsid="003f679f"/>
    </style:style>
    <style:style style:name="P3" style:family="paragraph" style:parent-style-name="Standard">
      <style:text-properties officeooo:paragraph-rsid="001c0923"/>
    </style:style>
    <style:style style:name="P4" style:family="paragraph" style:parent-style-name="Standard">
      <style:text-properties officeooo:paragraph-rsid="001c1396"/>
    </style:style>
    <style:style style:name="P5" style:family="paragraph" style:parent-style-name="Standard">
      <style:text-properties officeooo:paragraph-rsid="002a6ba1"/>
    </style:style>
    <style:style style:name="P6" style:family="paragraph" style:parent-style-name="Standard">
      <style:text-properties officeooo:paragraph-rsid="00335211"/>
    </style:style>
    <style:style style:name="P7" style:family="paragraph" style:parent-style-name="Standard">
      <style:text-properties officeooo:paragraph-rsid="0036bb37"/>
    </style:style>
    <style:style style:name="P8" style:family="paragraph" style:parent-style-name="Standard">
      <style:text-properties officeooo:paragraph-rsid="0038ba1f"/>
    </style:style>
    <style:style style:name="P9" style:family="paragraph" style:parent-style-name="Standard">
      <style:text-properties officeooo:paragraph-rsid="00394744"/>
    </style:style>
    <style:style style:name="P10" style:family="paragraph" style:parent-style-name="Standard">
      <style:text-properties officeooo:paragraph-rsid="003c143b"/>
    </style:style>
    <style:style style:name="P11" style:family="paragraph" style:parent-style-name="Standard">
      <style:text-properties officeooo:paragraph-rsid="003f679f"/>
    </style:style>
    <style:style style:name="P12" style:family="paragraph" style:parent-style-name="Standard">
      <style:text-properties officeooo:paragraph-rsid="0042f3d3"/>
    </style:style>
    <style:style style:name="P13" style:family="paragraph" style:parent-style-name="Standard">
      <style:text-properties officeooo:paragraph-rsid="004ba844"/>
    </style:style>
    <style:style style:name="P14" style:family="paragraph" style:parent-style-name="Standard">
      <style:text-properties officeooo:paragraph-rsid="0051b87d"/>
    </style:style>
    <style:style style:name="P15" style:family="paragraph" style:parent-style-name="Standard">
      <style:text-properties officeooo:paragraph-rsid="00561ae3"/>
    </style:style>
    <style:style style:name="P16" style:family="paragraph" style:parent-style-name="Standard">
      <style:text-properties officeooo:rsid="001686c7" officeooo:paragraph-rsid="001d70cb"/>
    </style:style>
    <style:style style:name="P17" style:family="paragraph" style:parent-style-name="Standard">
      <style:text-properties officeooo:rsid="001686c7" officeooo:paragraph-rsid="0042f3d3"/>
    </style:style>
    <style:style style:name="P18" style:family="paragraph" style:parent-style-name="Standard">
      <style:text-properties officeooo:paragraph-rsid="0058f80e"/>
    </style:style>
    <style:style style:name="T1" style:family="text">
      <style:text-properties officeooo:rsid="001c0923"/>
    </style:style>
    <style:style style:name="T2" style:family="text">
      <style:text-properties fo:color="#800000"/>
    </style:style>
    <style:style style:name="T3" style:family="text">
      <style:text-properties fo:color="#800000" officeooo:rsid="001686c7"/>
    </style:style>
    <style:style style:name="T4" style:family="text">
      <style:text-properties officeooo:rsid="001686c7"/>
    </style:style>
    <style:style style:name="T5" style:family="text">
      <style:text-properties officeooo:rsid="001e5e6b"/>
    </style:style>
    <style:style style:name="T6" style:family="text">
      <style:text-properties officeooo:rsid="002181d1"/>
    </style:style>
    <style:style style:name="T7" style:family="text">
      <style:text-properties officeooo:rsid="00229f95"/>
    </style:style>
    <style:style style:name="T8" style:family="text">
      <style:text-properties officeooo:rsid="00270851"/>
    </style:style>
    <style:style style:name="T9" style:family="text">
      <style:text-properties officeooo:rsid="002e66fe"/>
    </style:style>
    <style:style style:name="T10" style:family="text">
      <style:text-properties officeooo:rsid="003014ef"/>
    </style:style>
    <style:style style:name="T11" style:family="text">
      <style:text-properties fo:color="#000000"/>
    </style:style>
    <style:style style:name="T12" style:family="text">
      <style:text-properties fo:color="#000000" officeooo:rsid="001686c7"/>
    </style:style>
    <style:style style:name="T13" style:family="text">
      <style:text-properties fo:color="#000000" officeooo:rsid="0054d731"/>
    </style:style>
    <style:style style:name="T14" style:family="text">
      <style:text-properties officeooo:rsid="003af87c"/>
    </style:style>
    <style:style style:name="T15" style:family="text">
      <style:text-properties officeooo:rsid="003c143b"/>
    </style:style>
    <style:style style:name="T16" style:family="text">
      <style:text-properties officeooo:rsid="003ddcf4"/>
    </style:style>
    <style:style style:name="T17" style:family="text">
      <style:text-properties officeooo:rsid="003f1d07"/>
    </style:style>
    <style:style style:name="T18" style:family="text">
      <style:text-properties officeooo:rsid="003f679f"/>
    </style:style>
    <style:style style:name="T19" style:family="text">
      <style:text-properties officeooo:rsid="00414fc5"/>
    </style:style>
    <style:style style:name="T20" style:family="text">
      <style:text-properties officeooo:rsid="0042f3d3"/>
    </style:style>
    <style:style style:name="T21" style:family="text">
      <style:text-properties officeooo:rsid="0043d34a"/>
    </style:style>
    <style:style style:name="T22" style:family="text">
      <style:text-properties officeooo:rsid="0044f1eb"/>
    </style:style>
    <style:style style:name="T23" style:family="text">
      <style:text-properties officeooo:rsid="0045b301"/>
    </style:style>
    <style:style style:name="T24" style:family="text">
      <style:text-properties officeooo:rsid="00502cd9"/>
    </style:style>
    <style:style style:name="T25" style:family="text">
      <style:text-properties officeooo:rsid="0054aef5"/>
    </style:style>
    <style:style style:name="T26" style:family="text">
      <style:text-properties officeooo:rsid="0058f8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\begin{enumerate}</text:p>
      <text:p text:style-name="P3"/>
      <text:p text:style-name="P3">\item <text:span text:style-name="T1">How many types of pipelining hazards do exist?</text:span></text:p>
      <text:p text:style-name="P3"/>
      <text:p text:style-name="P3">\begin{enumerate}[label=\alph*)]</text:p>
      <text:p text:style-name="P3"/>
      <text:p text:style-name="P3">\item <text:span text:style-name="T1">1</text:span></text:p>
      <text:p text:style-name="P3">\item <text:span text:style-name="T1">2</text:span></text:p>
      <text:p text:style-name="P3">\item <text:span text:style-name="T1">3</text:span></text:p>
      <text:p text:style-name="P3"/>
      <text:p text:style-name="P3">\end{enumerate}</text:p>
      <text:p text:style-name="P3"/>
      <text:p text:style-name="P8">\item <text:span text:style-name="T1">How many types of data hazards do exist?</text:span></text:p>
      <text:p text:style-name="P8"/>
      <text:p text:style-name="P8">\begin{enumerate}[label=\alph*)]</text:p>
      <text:p text:style-name="P8"/>
      <text:p text:style-name="P8">\item <text:span text:style-name="T1">1</text:span></text:p>
      <text:p text:style-name="P8">\item <text:span text:style-name="T1">2</text:span></text:p>
      <text:p text:style-name="P8">\item <text:span text:style-name="T1">3</text:span></text:p>
      <text:p text:style-name="P8"/>
      <text:p text:style-name="P8">\end{enumerate}</text:p>
      <text:p text:style-name="P3"/>
      <text:p text:style-name="P9">\item <text:span text:style-name="T1">Which data hazard type might be seen frequently?</text:span></text:p>
      <text:p text:style-name="P9"/>
      <text:p text:style-name="P9">\begin{enumerate}[label=\alph*)]</text:p>
      <text:p text:style-name="P9"/>
      <text:p text:style-name="P9">\item <text:span text:style-name="T1">WAR (Write After Read)</text:span></text:p>
      <text:p text:style-name="P9">\item <text:span text:style-name="T1">RAW (Read After Write)</text:span></text:p>
      <text:p text:style-name="P9">\item <text:span text:style-name="T1">WAW (Write after Write)</text:span></text:p>
      <text:p text:style-name="P9"/>
      <text:p text:style-name="P9">\end{enumerate}</text:p>
      <text:p text:style-name="P3"/>
      <text:p text:style-name="P4">\item Choose the right word to the place of three dots (\ldots):</text:p>
      <text:p text:style-name="P4"/>
      <text:p text:style-name="P16">The latency of instructions is equal to \ldots.</text:p>
      <text:p text:style-name="P3">\begin{enumerate}[label=\alph*)]</text:p>
      <text:p text:style-name="P3"/>
      <text:p text:style-name="P3">\item <text:span text:style-name="T26">the longest stage time of an instruction.</text:span></text:p>
      <text:p text:style-name="P18">\item <text:span text:style-name="T26">the total time of an instruction.</text:span></text:p>
      <text:p text:style-name="P10">\item <text:span text:style-name="T15">total time of instructions divided to number of stages.</text:span></text:p>
      <text:p text:style-name="P3"/>
      <text:p text:style-name="P3">\end{enumerate}</text:p>
      <text:p text:style-name="P3"/>
      <text:p text:style-name="P3">\item <text:span text:style-name="T6">How might be data hazards solved?</text:span></text:p>
      <text:p text:style-name="P3"/>
      <text:p text:style-name="P3">\begin{enumerate}[label=\alph*)]</text:p>
      <text:p text:style-name="P3">\item <text:span text:style-name="T6">by forwarding/bypassing</text:span></text:p>
      <text:p text:style-name="P3">\item <text:span text:style-name="T6">by stall/bubble/no-opt instruction</text:span></text:p>
      <text:p text:style-name="P3">\item <text:span text:style-name="T7">by non-related instruction</text:span></text:p>
      <text:p text:style-name="P5">\item <text:span text:style-name="T16">by all of them</text:span></text:p>
      <text:p text:style-name="P3">\end{enumerate}</text:p>
      <text:p text:style-name="P3"/>
      <text:p text:style-name="P11"><text:soft-page-break/>\item Choose the right word<text:span text:style-name="T5">s</text:span> to the place of three dots (\ldots):</text:p>
      <text:p text:style-name="P11"/>
      <text:p text:style-name="P2">T<text:span text:style-name="T18">he \ldots buffer has fixed size, while \ldots buffer don’t put limit to the size of the buffer.</text:span></text:p>
      <text:p text:style-name="P11">\begin{enumerate}[label=\alph*)]</text:p>
      <text:p text:style-name="P11"/>
      <text:p text:style-name="P11">\item <text:span text:style-name="T18">bounded, unbounded</text:span></text:p>
      <text:p text:style-name="P11">\item <text:span text:style-name="T18">unbounded, bounded</text:span></text:p>
      <text:p text:style-name="P11">\item <text:span text:style-name="T18">unbounded, shared</text:span></text:p>
      <text:p text:style-name="P11">\item <text:span text:style-name="T18">shared, unbounded</text:span></text:p>
      <text:p text:style-name="P11"/>
      <text:p text:style-name="P11">\end{enumerate}</text:p>
      <text:p text:style-name="P3"/>
      <text:p text:style-name="P12">\item Choose the right word<text:span text:style-name="T5">s</text:span> to the place of three dots (\ldots):</text:p>
      <text:p text:style-name="P12"/>
      <text:p text:style-name="P17">The \ldots message passing is considered \ldots, while \ldots \ message passing is considered \ldots.</text:p>
      <text:p text:style-name="P12">\begin{enumerate}[label=\alph*)]</text:p>
      <text:p text:style-name="P12"/>
      <text:p text:style-name="P12">\item <text:span text:style-name="T18">blocking, asynchronous, non-blocking, synchronous</text:span></text:p>
      <text:p text:style-name="P12">\item <text:span text:style-name="T18">blocking, synchronous, non-blocking, asynchronous</text:span></text:p>
      <text:p text:style-name="P12">\item <text:span text:style-name="T20">non-blocking, synchronous, blocking, asynchronous</text:span></text:p>
      <text:p text:style-name="P3">\end{enumerate}</text:p>
      <text:p text:style-name="P3"/>
      <text:p text:style-name="P3">\item <text:span text:style-name="T21">What restricts the accessing of critical sections?</text:span></text:p>
      <text:p text:style-name="P3"/>
      <text:p text:style-name="P3">\begin{enumerate}[label=\alph*)]</text:p>
      <text:p text:style-name="P3">\item <text:span text:style-name="T22">producers</text:span></text:p>
      <text:p text:style-name="P3">\item <text:span text:style-name="T10">semaphores</text:span></text:p>
      <text:p text:style-name="P3">\item <text:span text:style-name="T10">atomic operations</text:span></text:p>
      <text:p text:style-name="P3">\end{enumerate}</text:p>
      <text:p text:style-name="P3"/>
      <text:p text:style-name="P6">\item <text:span text:style-name="T9">How many parameters do semaphores have?</text:span></text:p>
      <text:p text:style-name="P3">\begin{enumerate}[label=\alph*)]</text:p>
      <text:p text:style-name="P6">\item <text:span text:style-name="T4">1 (lock)</text:span></text:p>
      <text:p text:style-name="P6">\item <text:span text:style-name="T4">2 (lock, empty)</text:span></text:p>
      <text:p text:style-name="P13">\item <text:span text:style-name="T4">3 (lock, empty, full)</text:span></text:p>
      <text:p text:style-name="P13">\item <text:span text:style-name="T4">4 (lock, empty, wait, signal)</text:span></text:p>
      <text:p text:style-name="P3">\end{enumerate}</text:p>
      <text:p text:style-name="P3"/>
      <text:p text:style-name="P14">\item <text:span text:style-name="T9">How many operations does IPC facility provide?</text:span></text:p>
      <text:p text:style-name="P14">\begin{enumerate}[label=\alph*)]</text:p>
      <text:p text:style-name="P14">\item <text:span text:style-name="T25">2</text:span></text:p>
      <text:p text:style-name="P14">\item <text:span text:style-name="T4">3</text:span></text:p>
      <text:p text:style-name="P14">\item <text:span text:style-name="T4">1</text:span></text:p>
      <text:p text:style-name="P14">\end{enumerate}</text:p>
      <text:p text:style-name="P3"/>
      <text:p text:style-name="P3"/>
      <text:p text:style-name="P3">Answers:</text:p>
      <text:p text:style-name="P3"/>
      <text:p text:style-name="P3"><text:span text:style-name="T3">\item</text:span> <text:span text:style-name="T1">c</text:span></text:p>
      <text:p text:style-name="P3"><text:span text:style-name="T3">\item</text:span> <text:span text:style-name="T8">c</text:span></text:p>
      <text:p text:style-name="P3"><text:span text:style-name="T3">\item</text:span> <text:span text:style-name="T14">b</text:span></text:p>
      <text:p text:style-name="P3"><text:span text:style-name="T3">\item</text:span> <text:span text:style-name="T15">a</text:span></text:p>
      <text:p text:style-name="P3"><text:soft-page-break/><text:span text:style-name="T3">\item</text:span> <text:span text:style-name="T17">d</text:span></text:p>
      <text:p text:style-name="P3"><text:span text:style-name="T3">\item</text:span> <text:span text:style-name="T19">a</text:span></text:p>
      <text:p text:style-name="P3"><text:span text:style-name="T3">\item</text:span> <text:span text:style-name="T23">b</text:span></text:p>
      <text:p text:style-name="P3"><text:span text:style-name="T3">\item</text:span> <text:span text:style-name="T23">b</text:span></text:p>
      <text:p text:style-name="P1"><text:span text:style-name="T2">\item</text:span> <text:span text:style-name="T24">c</text:span></text:p>
      <text:p text:style-name="P7"><text:span text:style-name="T3">\item</text:span><text:span text:style-name="T12"> </text:span><text:span text:style-name="T13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1T18:12:29.634000000</meta:creation-date>
    <dc:date>2019-11-19T16:54:37.521000000</dc:date>
    <meta:editing-duration>PT1H44M14S</meta:editing-duration>
    <meta:editing-cycles>49</meta:editing-cycles>
    <meta:generator>LibreOffice/6.3.1.2$Windows_x86 LibreOffice_project/b79626edf0065ac373bd1df5c28bd630b4424273</meta:generator>
    <meta:document-statistic meta:table-count="0" meta:image-count="0" meta:object-count="0" meta:page-count="3" meta:paragraph-count="78" meta:word-count="302" meta:character-count="2173" meta:non-whitespace-character-count="1949"/>
  </office:meta>
</office:document-meta>
</file>